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160e40" officeooo:paragraph-rsid="00160e40"/>
    </style:style>
    <style:style style:name="P2" style:family="paragraph" style:parent-style-name="Text_20_body">
      <style:text-properties officeooo:paragraph-rsid="00160e40"/>
    </style:style>
    <style:style style:name="T1" style:family="text">
      <style:text-properties officeooo:rsid="00160e40"/>
    </style:style>
    <style:style style:name="T2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2aacb8" loext:opacity="100%" style:font-name="JetBrains Mono" fo:font-size="10pt" fo:font-style="normal" fo:font-weight="normal" officeooo:rsid="00160e40" style:font-size-asian="10pt" style:font-style-asian="normal" style:font-weight-asian="normal"/>
    </style:style>
    <style:style style:name="T4" style:family="text">
      <style:text-properties fo:color="#000000" loext:opacity="100%" style:font-name="JetBrains Mono" fo:font-size="10pt" fo:font-style="normal" fo:font-weight="normal" officeooo:rsid="00160e40" style:font-size-asian="10pt" style:font-style-asian="normal" style:font-weight-asian="normal"/>
    </style:style>
    <style:style style:name="T5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1.01 tp 1</text:p>
      <text:p text:style-name="Text_20_body"/>
      <text:p text:style-name="P1">lros de lexecution la sortie sera tel : </text:p>
      <text:p text:style-name="P1">2K</text:p>
      <text:p text:style-name="P2"><text:span text:style-name="T1">-</text:span><text:span text:style-name="T4">65536</text:span></text:p>
      <text:p text:style-name="P1"><text:span text:style-name="T5">pi = 3.14</text:span></text:p>
      <text:p text:style-name="P1"><text:span text:style-name="T5">x = -65536</text:span></text:p>
      <text:p text:style-name="P1"><text:span text:style-name="T5">Bonjour !</text:span></text:p>
      <text:p text:style-name="P1"><text:span text:style-name="T5">Quel est votre nom ? : ‘Enée’</text:span></text:p>
      <text:p text:style-name="P1"><text:span text:style-name="T5">Au revoir Enée !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09:07:20.029159402</meta:creation-date>
    <dc:date>2023-09-13T09:10:57.842357669</dc:date>
    <meta:editing-duration>PT3M38S</meta:editing-duration>
    <meta:editing-cycles>1</meta:editing-cycles>
    <meta:document-statistic meta:table-count="0" meta:image-count="0" meta:object-count="0" meta:page-count="1" meta:paragraph-count="9" meta:word-count="32" meta:character-count="131" meta:non-whitespace-character-count="107"/>
    <meta:generator>LibreOffice/7.6.0.3$Linux_X86_64 LibreOffice_project/69edd8b8ebc41d00b4de3915dc82f8f0fc3b6265</meta:generator>
  </office:meta>
</office:document-meta>
</file>